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470000002454F5D547A29B875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B Office1" svg:font-family="'UnB Office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168554" officeooo:paragraph-rsid="00168554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1779c6" officeooo:paragraph-rsid="001779c6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UnB Office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UnB Office1" fo:font-size="11pt" fo:font-style="normal" fo:font-weight="normal" officeooo:rsid="00215637" officeooo:paragraph-rsid="00215637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UnB Office1" fo:font-size="11pt" fo:font-style="normal" fo:font-weight="bold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UnB Office1" fo:font-size="11pt" fo:font-weight="bold" officeooo:rsid="001779c6" officeooo:paragraph-rsid="001779c6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UnB Office1" fo:font-size="11pt" fo:font-style="normal" fo:font-weight="normal" officeooo:rsid="0027ca08" officeooo:paragraph-rsid="0027ca08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UnB Office1" fo:font-size="11pt" fo:font-style="normal" fo:font-weight="normal" officeooo:rsid="002a9004" officeooo:paragraph-rsid="002a9004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779c6"/>
    </style:style>
    <style:style style:name="T2" style:family="text">
      <style:text-properties officeooo:rsid="0026a14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93649"/>
    </style:style>
    <style:style style:name="T5" style:family="text">
      <style:text-properties officeooo:rsid="002aba63"/>
    </style:style>
    <style:style style:name="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><text:span text:style-name="T2">Avaliação da </text:span>Atividade 01</text:p>
      <text:p text:style-name="P4"/>
      <text:p text:style-name="P8">Em análise da gravação do áudio dos alunos Felipe e Thiago verifica-se um<text:span text:style-name="T4">a</text:span> diferença na perspectiva direcionada ao trabalho realizado.</text:p>
      <text:p text:style-name="P8">O aluno Felipe direciona o foco para a narrativa dos fatos ocorridos no vídeo <text:span text:style-name="T3">The Potter</text:span>.</text:p>
      <text:p text:style-name="P8">Já o aluno Thiago analisa os itens descritos na tarefa por meio da leitura do trabalho escrito e disserta sobre os itens <text:span text:style-name="T4">com explicações e exemplos</text:span>.</text:p>
      <text:p text:style-name="P9">No entanto <text:span text:style-name="T5">a parte escrita foi desenvolvida com propriedade pelos dois alun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B Office1" svg:font-family="'UnB Office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-image-width="0cm" draw:fill-image-height="0cm"/>
      <style:paragraph-properties fo:margin-top="0cm" fo:margin-bottom="0.212cm" loext:contextual-spacing="false" fo:text-align="end" style:justify-single-word="false" style:snap-to-layout-grid="true" style:writing-mode="pag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6.505cm" fo:break-before="page" table:align="left"/>
    </style:style>
    <style:style style:name="Tabela1.A" style:family="table-column">
      <style:table-column-properties style:column-width="6.505cm"/>
    </style:style>
    <style:style style:name="Tabela1.A1" style:family="table-cell">
      <style:table-cell-properties fo:padding="0.097cm" fo:border="none"/>
    </style:style>
    <style:style style:name="M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MP2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168554" officeooo:paragraph-rsid="00168554" style:font-size-asian="12pt" style:font-weight-asian="bold" style:font-size-complex="12pt" style:font-weight-complex="bold"/>
    </style:style>
    <style:style style:name="MP3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1779c6" officeooo:paragraph-rsid="001779c6" style:font-size-asian="12pt" style:font-weight-asian="bold" style:font-size-complex="12pt" style:font-weight-complex="bold"/>
    </style:style>
    <style:style style:name="MP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UnB Office1" fo:font-size="11pt" fo:font-style="normal" fo:font-weight="normal" officeooo:rsid="00215637" officeooo:paragraph-rsid="00215637" style:font-size-asian="11pt" style:font-style-asian="normal" style:font-weight-asian="normal" style:font-size-complex="11pt" style:font-style-complex="normal" style:font-weight-complex="normal"/>
    </style:style>
    <style:style style:name="MT1" style:family="text">
      <style:text-properties officeooo:rsid="001779c6"/>
    </style:style>
    <style:style style:name="M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width="2.004cm" svg:height="1.016cm" draw:z-index="0"><draw:image xlink:href="Pictures/10000201000000470000002454F5D547A29B8756.png" xlink:type="simple" xlink:show="embed" xlink:actuate="onLoad"/></draw:frame>Universidade de Brasília</text:p>
        <text:p text:style-name="MP2">Faculdade de Educação</text:p>
        <text:p text:style-name="MP3">Departamento de Métodos e Técnicas</text:p>
        <text:p text:style-name="MP3">Educação a Distância</text:p>
        <text:p text:style-name="MP2">Prof<text:span text:style-name="MT1">essora</text:span> <text:span text:style-name="MT1">Leda Maria Rangearo Fiorentini</text:span></text:p>
      </style:header>
      <style:footer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MP4">Danilo Alves Xavier (11005969)</text:p>
            </table:table-cell>
          </table:table-row>
          <table:table-row>
            <table:table-cell table:style-name="Tabela1.A1" office:value-type="string">
              <text:p text:style-name="MP4">Licenciatura em Computação</text:p>
            </table:table-cell>
          </table:table-row>
        </table:table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6:37:54.328000000</meta:creation-date>
    <meta:editing-duration>PT11H1M26S</meta:editing-duration>
    <meta:editing-cycles>18</meta:editing-cycles>
    <meta:generator>LibreOffice/5.2.7.2$Linux_X86_64 LibreOffice_project/20m0$Build-2</meta:generator>
    <dc:date>2017-08-17T16:30:24.947671741</dc:date>
    <meta:document-statistic meta:table-count="1" meta:image-count="1" meta:object-count="0" meta:page-count="1" meta:paragraph-count="12" meta:word-count="104" meta:character-count="670" meta:non-whitespace-character-count="578"/>
  </office:meta>
</office:document-meta>
</file>